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TOS NORA CRISANTO RAYMUN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JUAREZ CARMEN, CALIX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8698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CHIROQUE INGA, JUAN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80913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5</text:p>
          </table:table-cell>
          <table:table-cell table:style-name="Tableau1.D2" office:value-type="string">
            <text:p text:style-name="P13">1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7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9:01:2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